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mal Krishna A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Mappilappattu</text:p>
          </table:table-cell>
          <table:table-cell office:value-type="string" calcext:value-type="string">
            <text:p>Elocu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bhishek V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Mimicr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darsh T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jay Krishna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Mappilappattu</text:p>
          </table:table-cell>
          <table:table-cell table:number-columns-repeated="2" office:value-type="string" calcext:value-type="string">
            <text:p>Elocut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jaya Ghosh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appilappattu</text:p>
          </table:table-cell>
          <table:table-cell table:number-columns-repeated="2" office:value-type="string" calcext:value-type="string">
            <text:p>Mimicr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khila R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Mappilappattu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Kolkkal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kshay Ulla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al P P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al O M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mmukutty Jayakumar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antha Sen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anthu C 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nanthu Dhanesh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anthu V N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Kolkkali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bhishek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appilappattu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runima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jaili S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Light Music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athy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rathi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ravind T bs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chana V R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Patriotic So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runima 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runima V K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rya 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rya C J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Mappilappattu</text:p>
          </table:table-cell>
          <table:table-cell office:value-type="string" calcext:value-type="string">
            <text:p>Patriotic Son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sha V 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swathy Santhosh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table:style-name="ce2" office:value-type="string" calcext:value-type="string">
            <text:p>Poem Recitation</text:p>
          </table:table-cell>
          <table:table-cell office:value-type="string" calcext:value-type="string">
            <text:p>Patriotic So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win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rchana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Patriotic So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6:33:25.852409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43:35.630406062</meta:creation-date>
    <meta:editing-duration>PT11M22S</meta:editing-duration>
    <meta:editing-cycles>5</meta:editing-cycles>
    <meta:generator>LibreOffice/5.0.6.2$Linux_x86 LibreOffice_project/00m0$Build-2</meta:generator>
    <dc:date>2016-05-18T16:33:47.721698765</dc:date>
    <meta:document-statistic meta:table-count="1" meta:cell-count="159" meta:object-count="0"/>
  </office:meta>
</office:document-meta>
</file>